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ter1" svg:font-family="Bitter" style:font-adornments="Regular"/>
    <style:font-face style:name="Lora" svg:font-family="Lora"/>
    <style:font-face style:name="Liberation Serif" svg:font-family="'Liberation Serif', '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dt_5f_desc" style:display-name="gdt_desc" style:family="table">
      <style:table-properties style:width="163.2mm" table:align="left" style:shadow="none"/>
    </style:style>
    <style:style style:name="gdt_5f_desc.A" style:display-name="gdt_desc.A" style:family="table-column">
      <style:table-column-properties style:column-width="11.92mm"/>
    </style:style>
    <style:style style:name="gdt_5f_desc.B" style:display-name="gdt_desc.B" style:family="table-column">
      <style:table-column-properties style:column-width="22.54mm"/>
    </style:style>
    <style:style style:name="gdt_5f_desc.C" style:display-name="gdt_desc.C" style:family="table-column">
      <style:table-column-properties style:column-width="17mm"/>
    </style:style>
    <style:style style:name="gdt_5f_desc.D" style:display-name="gdt_desc.D" style:family="table-column">
      <style:table-column-properties style:column-width="4.69mm"/>
    </style:style>
    <style:style style:name="gdt_5f_desc.E" style:display-name="gdt_desc.E" style:family="table-column">
      <style:table-column-properties style:column-width="6.63mm"/>
    </style:style>
    <style:style style:name="gdt_5f_desc.F" style:display-name="gdt_desc.F" style:family="table-column">
      <style:table-column-properties style:column-width="4.36mm"/>
    </style:style>
    <style:style style:name="gdt_5f_desc.G" style:display-name="gdt_desc.G" style:family="table-column">
      <style:table-column-properties style:column-width="8.29mm"/>
    </style:style>
    <style:style style:name="gdt_5f_desc.H" style:display-name="gdt_desc.H" style:family="table-column">
      <style:table-column-properties style:column-width="4.18mm"/>
    </style:style>
    <style:style style:name="gdt_5f_desc.I" style:display-name="gdt_desc.I" style:family="table-column">
      <style:table-column-properties style:column-width="8.18mm"/>
    </style:style>
    <style:style style:name="gdt_5f_desc.J" style:display-name="gdt_desc.J" style:family="table-column">
      <style:table-column-properties style:column-width="4.22mm"/>
    </style:style>
    <style:style style:name="gdt_5f_desc.K" style:display-name="gdt_desc.K" style:family="table-column">
      <style:table-column-properties style:column-width="10.51mm"/>
    </style:style>
    <style:style style:name="gdt_5f_desc.L" style:display-name="gdt_desc.L" style:family="table-column">
      <style:table-column-properties style:column-width="19.93mm"/>
    </style:style>
    <style:style style:name="gdt_5f_desc.M" style:display-name="gdt_desc.M" style:family="table-column">
      <style:table-column-properties style:column-width="40.73mm"/>
    </style:style>
    <style:style style:name="gdt_5f_desc.A1" style:display-name="gdt_desc.A1" style:family="table-cell">
      <style:table-cell-properties style:vertical-align="middle" fo:padding="0.97mm" fo:border-left="0.05pt solid #000000" fo:border-right="none" fo:border-top="0.05pt solid #000000" fo:border-bottom="0.05pt solid #000000"/>
    </style:style>
    <style:style style:name="gdt_5f_desc.L1" style:display-name="gdt_desc.L1" style:family="table-cell">
      <style:table-cell-properties style:vertical-align="middle" fo:padding="0.97mm" fo:border-left="" fo:border-right="" fo:border-top="0.05pt solid #000000" fo:border-bottom="0.05pt solid #000000"/>
    </style:style>
    <style:style style:name="gdt_5f_desc.M1" style:display-name="gdt_desc.M1" style:family="table-cell">
      <style:table-cell-properties style:vertical-align="middle" fo:padding="0.97mm" fo:border-left="" fo:border-right="0.05pt solid #000000" fo:border-top="0.05pt solid #000000" fo:border-bottom="0.05pt solid #000000"/>
    </style:style>
    <style:style style:name="gdt_5f_desc.A2" style:display-name="gdt_desc.A2" style:family="table-cell">
      <style:table-cell-properties fo:padding="0.97mm" fo:border-left="0.05pt solid #000000" fo:border-right="none" fo:border-top="none" fo:border-bottom="0.05pt solid #000000"/>
    </style:style>
    <style:style style:name="gdt_5f_desc.B2" style:display-name="gdt_desc.B2" style:family="table-cell">
      <style:table-cell-properties fo:padding="0.97mm" fo:border-left="0.05pt solid #000000" fo:border-right="none" fo:border-top="none" fo:border-bottom="0.05pt solid #000000"/>
    </style:style>
    <style:style style:name="gdt_5f_desc.C2" style:display-name="gdt_desc.C2" style:family="table-cell">
      <style:table-cell-properties fo:padding="0.97mm" fo:border-left="0.05pt solid #000000" fo:border-right="none" fo:border-top="none" fo:border-bottom="0.05pt solid #000000"/>
    </style:style>
    <style:style style:name="gdt_5f_desc.D2" style:display-name="gdt_desc.D2" style:family="table-cell">
      <style:table-cell-properties fo:padding="0.97mm" fo:border-left="0.05pt solid #000000" fo:border-right="none" fo:border-top="none" fo:border-bottom="0.05pt solid #000000"/>
    </style:style>
    <style:style style:name="gdt_5f_desc.E2" style:display-name="gdt_desc.E2" style:family="table-cell">
      <style:table-cell-properties fo:padding="0.97mm" fo:border-left="0.05pt solid #000000" fo:border-right="none" fo:border-top="none" fo:border-bottom="0.05pt solid #000000"/>
    </style:style>
    <style:style style:name="gdt_5f_desc.F2" style:display-name="gdt_desc.F2" style:family="table-cell">
      <style:table-cell-properties fo:padding="0.97mm" fo:border-left="0.05pt solid #000000" fo:border-right="none" fo:border-top="none" fo:border-bottom="0.05pt solid #000000"/>
    </style:style>
    <style:style style:name="gdt_5f_desc.G2" style:display-name="gdt_desc.G2" style:family="table-cell">
      <style:table-cell-properties fo:padding="0.97mm" fo:border-left="0.05pt solid #000000" fo:border-right="none" fo:border-top="none" fo:border-bottom="0.05pt solid #000000"/>
    </style:style>
    <style:style style:name="gdt_5f_desc.H2" style:display-name="gdt_desc.H2" style:family="table-cell">
      <style:table-cell-properties fo:padding="0.97mm" fo:border-left="0.05pt solid #000000" fo:border-right="none" fo:border-top="none" fo:border-bottom="0.05pt solid #000000"/>
    </style:style>
    <style:style style:name="gdt_5f_desc.I2" style:display-name="gdt_desc.I2" style:family="table-cell">
      <style:table-cell-properties fo:padding="0.97mm" fo:border-left="0.05pt solid #000000" fo:border-right="none" fo:border-top="none" fo:border-bottom="0.05pt solid #000000"/>
    </style:style>
    <style:style style:name="gdt_5f_desc.J2" style:display-name="gdt_desc.J2" style:family="table-cell">
      <style:table-cell-properties fo:padding="0.97mm" fo:border-left="0.05pt solid #000000" fo:border-right="none" fo:border-top="none" fo:border-bottom="0.05pt solid #000000"/>
    </style:style>
    <style:style style:name="gdt_5f_desc.K2" style:display-name="gdt_desc.K2" style:family="table-cell">
      <style:table-cell-properties fo:padding="0.97mm" fo:border-left="0.05pt solid #000000" fo:border-right="none" fo:border-top="none" fo:border-bottom="0.05pt solid #000000"/>
    </style:style>
    <style:style style:name="gdt_5f_desc.L2" style:display-name="gdt_desc.L2" style:family="table-cell">
      <style:table-cell-properties fo:padding="0.97mm" fo:border-left="" fo:border-right="" fo:border-top="none" fo:border-bottom="0.05pt solid #000000"/>
    </style:style>
    <style:style style:name="gdt_5f_desc.M2" style:display-name="gdt_desc.M2" style:family="table-cell">
      <style:table-cell-properties fo:padding="0.97mm" fo:border-left="" fo:border-right="0.05pt solid #000000" fo:border-top="none" fo:border-bottom="0.05pt solid #000000"/>
    </style:style>
    <style:style style:name="gdt_5f_desc.A3" style:display-name="gdt_desc.A3" style:family="table-cell">
      <style:table-cell-properties fo:padding="0.97mm" fo:border-left="0.05pt solid #000000" fo:border-right="none" fo:border-top="none" fo:border-bottom="0.05pt solid #000000"/>
    </style:style>
    <style:style style:name="gdt_5f_desc.B3" style:display-name="gdt_desc.B3" style:family="table-cell">
      <style:table-cell-properties fo:padding="0.97mm" fo:border-left="0.05pt solid #000000" fo:border-right="none" fo:border-top="none" fo:border-bottom="0.05pt solid #000000"/>
    </style:style>
    <style:style style:name="gdt_5f_desc.C3" style:display-name="gdt_desc.C3" style:family="table-cell">
      <style:table-cell-properties fo:padding="0.97mm" fo:border-left="0.05pt solid #000000" fo:border-right="none" fo:border-top="none" fo:border-bottom="0.05pt solid #000000"/>
    </style:style>
    <style:style style:name="gdt_5f_desc.D3" style:display-name="gdt_desc.D3" style:family="table-cell">
      <style:table-cell-properties fo:padding="0.97mm" fo:border-left="0.05pt solid #000000" fo:border-right="none" fo:border-top="none" fo:border-bottom="0.05pt solid #000000"/>
    </style:style>
    <style:style style:name="gdt_5f_desc.E3" style:display-name="gdt_desc.E3" style:family="table-cell">
      <style:table-cell-properties fo:padding="0.97mm" fo:border-left="0.05pt solid #000000" fo:border-right="none" fo:border-top="none" fo:border-bottom="0.05pt solid #000000"/>
    </style:style>
    <style:style style:name="gdt_5f_desc.F3" style:display-name="gdt_desc.F3" style:family="table-cell">
      <style:table-cell-properties fo:padding="0.97mm" fo:border-left="0.05pt solid #000000" fo:border-right="none" fo:border-top="none" fo:border-bottom="0.05pt solid #000000"/>
    </style:style>
    <style:style style:name="gdt_5f_desc.G3" style:display-name="gdt_desc.G3" style:family="table-cell">
      <style:table-cell-properties fo:padding="0.97mm" fo:border-left="0.05pt solid #000000" fo:border-right="none" fo:border-top="none" fo:border-bottom="0.05pt solid #000000"/>
    </style:style>
    <style:style style:name="gdt_5f_desc.H3" style:display-name="gdt_desc.H3" style:family="table-cell">
      <style:table-cell-properties fo:padding="0.97mm" fo:border-left="0.05pt solid #000000" fo:border-right="none" fo:border-top="none" fo:border-bottom="0.05pt solid #000000"/>
    </style:style>
    <style:style style:name="gdt_5f_desc.I3" style:display-name="gdt_desc.I3" style:family="table-cell">
      <style:table-cell-properties fo:padding="0.97mm" fo:border-left="0.05pt solid #000000" fo:border-right="none" fo:border-top="none" fo:border-bottom="0.05pt solid #000000"/>
    </style:style>
    <style:style style:name="gdt_5f_desc.J3" style:display-name="gdt_desc.J3" style:family="table-cell">
      <style:table-cell-properties fo:padding="0.97mm" fo:border-left="0.05pt solid #000000" fo:border-right="none" fo:border-top="none" fo:border-bottom="0.05pt solid #000000"/>
    </style:style>
    <style:style style:name="gdt_5f_desc.K3" style:display-name="gdt_desc.K3" style:family="table-cell">
      <style:table-cell-properties fo:padding="0.97mm" fo:border-left="0.05pt solid #000000" fo:border-right="none" fo:border-top="none" fo:border-bottom="0.05pt solid #000000"/>
    </style:style>
    <style:style style:name="gdt_5f_desc.L3" style:display-name="gdt_desc.L3" style:family="table-cell">
      <style:table-cell-properties fo:padding="0.97mm" fo:border-left="" fo:border-right="" fo:border-top="none" fo:border-bottom="0.05pt solid #000000"/>
    </style:style>
    <style:style style:name="gdt_5f_desc.M3" style:display-name="gdt_desc.M3" style:family="table-cell">
      <style:table-cell-properties fo:padding="0.97mm" fo:border-left="" fo:border-right="0.05pt solid #000000" fo:border-top="none" fo:border-bottom="0.05pt solid #000000"/>
    </style:style>
    <style:style style:name="gdt_5f_desc.A4" style:display-name="gdt_desc.A4" style:family="table-cell">
      <style:table-cell-properties fo:padding="0.97mm" fo:border-left="0.05pt solid #000000" fo:border-right="none" fo:border-top="none" fo:border-bottom="0.05pt solid #000000"/>
    </style:style>
    <style:style style:name="gdt_5f_desc.B4" style:display-name="gdt_desc.B4" style:family="table-cell">
      <style:table-cell-properties fo:padding="0.97mm" fo:border-left="0.05pt solid #000000" fo:border-right="none" fo:border-top="none" fo:border-bottom="0.05pt solid #000000"/>
    </style:style>
    <style:style style:name="gdt_5f_desc.C4" style:display-name="gdt_desc.C4" style:family="table-cell">
      <style:table-cell-properties fo:padding="0.97mm" fo:border-left="0.05pt solid #000000" fo:border-right="none" fo:border-top="none" fo:border-bottom="0.05pt solid #000000"/>
    </style:style>
    <style:style style:name="gdt_5f_desc.D4" style:display-name="gdt_desc.D4" style:family="table-cell">
      <style:table-cell-properties fo:padding="0.97mm" fo:border-left="0.05pt solid #000000" fo:border-right="none" fo:border-top="none" fo:border-bottom="0.05pt solid #000000"/>
    </style:style>
    <style:style style:name="gdt_5f_desc.E4" style:display-name="gdt_desc.E4" style:family="table-cell">
      <style:table-cell-properties fo:padding="0.97mm" fo:border-left="0.05pt solid #000000" fo:border-right="none" fo:border-top="none" fo:border-bottom="0.05pt solid #000000"/>
    </style:style>
    <style:style style:name="gdt_5f_desc.F4" style:display-name="gdt_desc.F4" style:family="table-cell">
      <style:table-cell-properties fo:padding="0.97mm" fo:border-left="0.05pt solid #000000" fo:border-right="none" fo:border-top="none" fo:border-bottom="0.05pt solid #000000"/>
    </style:style>
    <style:style style:name="gdt_5f_desc.G4" style:display-name="gdt_desc.G4" style:family="table-cell">
      <style:table-cell-properties fo:padding="0.97mm" fo:border-left="0.05pt solid #000000" fo:border-right="none" fo:border-top="none" fo:border-bottom="0.05pt solid #000000"/>
    </style:style>
    <style:style style:name="gdt_5f_desc.H4" style:display-name="gdt_desc.H4" style:family="table-cell">
      <style:table-cell-properties fo:padding="0.97mm" fo:border-left="0.05pt solid #000000" fo:border-right="none" fo:border-top="none" fo:border-bottom="0.05pt solid #000000"/>
    </style:style>
    <style:style style:name="gdt_5f_desc.I4" style:display-name="gdt_desc.I4" style:family="table-cell">
      <style:table-cell-properties fo:padding="0.97mm" fo:border-left="0.05pt solid #000000" fo:border-right="none" fo:border-top="none" fo:border-bottom="0.05pt solid #000000"/>
    </style:style>
    <style:style style:name="gdt_5f_desc.J4" style:display-name="gdt_desc.J4" style:family="table-cell">
      <style:table-cell-properties fo:padding="0.97mm" fo:border-left="0.05pt solid #000000" fo:border-right="none" fo:border-top="none" fo:border-bottom="0.05pt solid #000000"/>
    </style:style>
    <style:style style:name="gdt_5f_desc.K4" style:display-name="gdt_desc.K4" style:family="table-cell">
      <style:table-cell-properties fo:padding="0.97mm" fo:border-left="0.05pt solid #000000" fo:border-right="none" fo:border-top="none" fo:border-bottom="0.05pt solid #000000"/>
    </style:style>
    <style:style style:name="gdt_5f_desc.L4" style:display-name="gdt_desc.L4" style:family="table-cell">
      <style:table-cell-properties fo:padding="0.97mm" fo:border-left="" fo:border-right="" fo:border-top="none" fo:border-bottom="0.05pt solid #000000"/>
    </style:style>
    <style:style style:name="gdt_5f_desc.M4" style:display-name="gdt_desc.M4" style:family="table-cell">
      <style:table-cell-properties fo:padding="0.97mm" fo:border-left="" fo:border-right="0.05pt solid #000000" fo:border-top="none" fo:border-bottom="0.05pt solid #000000"/>
    </style:style>
    <style:style style:name="gdt_5f_desc.A5" style:display-name="gdt_desc.A5" style:family="table-cell">
      <style:table-cell-properties fo:padding="0.97mm" fo:border-left="0.05pt solid #000000" fo:border-right="none" fo:border-top="none" fo:border-bottom="0.05pt solid #000000"/>
    </style:style>
    <style:style style:name="gdt_5f_desc.B5" style:display-name="gdt_desc.B5" style:family="table-cell">
      <style:table-cell-properties fo:padding="0.97mm" fo:border-left="0.05pt solid #000000" fo:border-right="none" fo:border-top="none" fo:border-bottom="0.05pt solid #000000"/>
    </style:style>
    <style:style style:name="gdt_5f_desc.C5" style:display-name="gdt_desc.C5" style:family="table-cell">
      <style:table-cell-properties fo:padding="0.97mm" fo:border-left="0.05pt solid #000000" fo:border-right="none" fo:border-top="none" fo:border-bottom="0.05pt solid #000000"/>
    </style:style>
    <style:style style:name="gdt_5f_desc.D5" style:display-name="gdt_desc.D5" style:family="table-cell">
      <style:table-cell-properties fo:padding="0.97mm" fo:border-left="0.05pt solid #000000" fo:border-right="none" fo:border-top="none" fo:border-bottom="0.05pt solid #000000"/>
    </style:style>
    <style:style style:name="gdt_5f_desc.E5" style:display-name="gdt_desc.E5" style:family="table-cell">
      <style:table-cell-properties fo:padding="0.97mm" fo:border-left="0.05pt solid #000000" fo:border-right="none" fo:border-top="none" fo:border-bottom="0.05pt solid #000000"/>
    </style:style>
    <style:style style:name="gdt_5f_desc.F5" style:display-name="gdt_desc.F5" style:family="table-cell">
      <style:table-cell-properties fo:padding="0.97mm" fo:border-left="0.05pt solid #000000" fo:border-right="none" fo:border-top="none" fo:border-bottom="0.05pt solid #000000"/>
    </style:style>
    <style:style style:name="gdt_5f_desc.G5" style:display-name="gdt_desc.G5" style:family="table-cell">
      <style:table-cell-properties fo:padding="0.97mm" fo:border-left="0.05pt solid #000000" fo:border-right="none" fo:border-top="none" fo:border-bottom="0.05pt solid #000000"/>
    </style:style>
    <style:style style:name="gdt_5f_desc.H5" style:display-name="gdt_desc.H5" style:family="table-cell">
      <style:table-cell-properties fo:padding="0.97mm" fo:border-left="0.05pt solid #000000" fo:border-right="none" fo:border-top="none" fo:border-bottom="0.05pt solid #000000"/>
    </style:style>
    <style:style style:name="gdt_5f_desc.I5" style:display-name="gdt_desc.I5" style:family="table-cell">
      <style:table-cell-properties fo:padding="0.97mm" fo:border-left="0.05pt solid #000000" fo:border-right="none" fo:border-top="none" fo:border-bottom="0.05pt solid #000000"/>
    </style:style>
    <style:style style:name="gdt_5f_desc.J5" style:display-name="gdt_desc.J5" style:family="table-cell">
      <style:table-cell-properties fo:padding="0.97mm" fo:border-left="0.05pt solid #000000" fo:border-right="none" fo:border-top="none" fo:border-bottom="0.05pt solid #000000"/>
    </style:style>
    <style:style style:name="gdt_5f_desc.K5" style:display-name="gdt_desc.K5" style:family="table-cell">
      <style:table-cell-properties fo:padding="0.97mm" fo:border-left="0.05pt solid #000000" fo:border-right="none" fo:border-top="none" fo:border-bottom="0.05pt solid #000000"/>
    </style:style>
    <style:style style:name="gdt_5f_desc.L5" style:display-name="gdt_desc.L5" style:family="table-cell">
      <style:table-cell-properties fo:padding="0.97mm" fo:border-left="" fo:border-right="" fo:border-top="none" fo:border-bottom="0.05pt solid #000000"/>
    </style:style>
    <style:style style:name="gdt_5f_desc.M5" style:display-name="gdt_desc.M5" style:family="table-cell">
      <style:table-cell-properties fo:padding="0.97mm" fo:border-left="" fo:border-right="0.05pt solid #000000" fo:border-top="none" fo:border-bottom="0.05pt solid #000000"/>
    </style:style>
    <style:style style:name="P1" style:family="paragraph" style:parent-style-name="Title">
      <style:text-properties fo:language="es" fo:country="ES" officeooo:paragraph-rsid="00152b5f"/>
    </style:style>
    <style:style style:name="P2" style:family="paragraph" style:parent-style-name="Header">
      <style:text-properties fo:font-size="9pt" officeooo:rsid="001c9161" officeooo:paragraph-rsid="001c9161" style:font-size-asian="9pt" style:font-size-complex="9pt"/>
    </style:style>
    <style:style style:name="P3" style:family="paragraph" style:parent-style-name="Text_20_body">
      <style:text-properties fo:language="es" fo:country="ES"/>
    </style:style>
    <style:style style:name="P4" style:family="paragraph" style:parent-style-name="Text_20_body">
      <style:text-properties fo:language="es" fo:country="ES" officeooo:rsid="0016cc19" officeooo:paragraph-rsid="0016d1d9"/>
    </style:style>
    <style:style style:name="P5" style:family="paragraph" style:parent-style-name="Text_20_body">
      <style:text-properties fo:language="es" fo:country="ES" officeooo:rsid="0016d1d9" officeooo:paragraph-rsid="0016d1d9"/>
    </style:style>
    <style:style style:name="P6" style:family="paragraph" style:parent-style-name="Text_20_body">
      <style:text-properties fo:language="es" fo:country="ES" fo:font-style="normal" officeooo:rsid="001833f9" officeooo:paragraph-rsid="001833f9" style:font-style-asian="normal" style:font-style-complex="normal"/>
    </style:style>
    <style:style style:name="P7" style:family="paragraph" style:parent-style-name="Text_20_body">
      <style:text-properties fo:language="es" fo:country="ES" fo:font-style="normal" officeooo:rsid="001a9f58" officeooo:paragraph-rsid="0023e2fa" style:font-style-asian="normal" style:font-style-complex="normal"/>
    </style:style>
    <style:style style:name="P8" style:family="paragraph" style:parent-style-name="Text_20_body">
      <style:text-properties fo:language="es" fo:country="ES" fo:font-style="normal" officeooo:rsid="0023e2fa" officeooo:paragraph-rsid="0023e2fa" style:font-style-asian="normal" style:font-style-complex="normal"/>
    </style:style>
    <style:style style:name="P9" style:family="paragraph" style:parent-style-name="Text_20_body">
      <style:text-properties fo:language="es" fo:country="ES" fo:font-style="italic" officeooo:rsid="001833f9" officeooo:paragraph-rsid="001833f9" style:font-style-asian="italic" style:font-style-complex="italic"/>
    </style:style>
    <style:style style:name="P10" style:family="paragraph" style:parent-style-name="Text_20_body">
      <style:paragraph-properties fo:text-align="justify" style:justify-single-word="false"/>
      <style:text-properties fo:language="es" fo:country="ES" officeooo:rsid="001d9733" officeooo:paragraph-rsid="001d9733"/>
    </style:style>
    <style:style style:name="P11" style:family="paragraph" style:parent-style-name="Text_20_body">
      <style:text-properties officeooo:rsid="00203dc7" officeooo:paragraph-rsid="0021c009"/>
    </style:style>
    <style:style style:name="P12" style:family="paragraph" style:parent-style-name="Text_20_body">
      <style:paragraph-properties fo:margin-left="0mm" fo:margin-right="0mm" fo:text-indent="0mm" style:auto-text-indent="false"/>
      <style:text-properties fo:language="es" fo:country="ES" fo:font-style="normal" officeooo:rsid="001833f9" officeooo:paragraph-rsid="001833f9" style:font-style-asian="normal" style:font-style-complex="normal"/>
    </style:style>
    <style:style style:name="P13" style:family="paragraph" style:parent-style-name="Subtitle">
      <style:text-properties fo:language="es" fo:country="ES"/>
    </style:style>
    <style:style style:name="P14" style:family="paragraph" style:parent-style-name="Subtitle">
      <style:text-properties fo:language="es" fo:country="ES" officeooo:rsid="001c9161" officeooo:paragraph-rsid="001c9161"/>
    </style:style>
    <style:style style:name="P15" style:family="paragraph" style:parent-style-name="Heading_20_1">
      <style:text-properties fo:language="es" fo:country="ES" officeooo:rsid="00152b5f" officeooo:paragraph-rsid="00152b5f"/>
    </style:style>
    <style:style style:name="P16" style:family="paragraph" style:parent-style-name="Heading_20_1">
      <style:text-properties fo:language="es" fo:country="ES" officeooo:rsid="0016d1d9" officeooo:paragraph-rsid="0016d1d9"/>
    </style:style>
    <style:style style:name="P17" style:family="paragraph" style:parent-style-name="Heading_20_1">
      <style:text-properties officeooo:rsid="001c9161" officeooo:paragraph-rsid="001c9161"/>
    </style:style>
    <style:style style:name="P18" style:family="paragraph" style:parent-style-name="Heading_20_2">
      <style:text-properties fo:language="es" fo:country="ES"/>
    </style:style>
    <style:style style:name="P19" style:family="paragraph" style:parent-style-name="Table_20_Contents">
      <style:paragraph-properties fo:text-align="start" style:justify-single-word="false"/>
      <style:text-properties fo:font-size="9pt" officeooo:rsid="0019fac9" officeooo:paragraph-rsid="0019fac9" style:font-size-asian="9pt" style:font-size-complex="9pt"/>
    </style:style>
    <style:style style:name="P20" style:family="paragraph" style:parent-style-name="Table_20_Contents">
      <style:paragraph-properties fo:text-align="start" style:justify-single-word="false"/>
      <style:text-properties fo:font-size="9pt" officeooo:rsid="0019fac9" officeooo:paragraph-rsid="001a9f58" style:font-size-asian="9pt" style:font-size-complex="9pt"/>
    </style:style>
    <style:style style:name="P21" style:family="paragraph" style:parent-style-name="Table_20_Contents">
      <style:paragraph-properties fo:text-align="start" style:justify-single-word="false"/>
      <style:text-properties fo:font-size="9pt" officeooo:rsid="001a9f58" officeooo:paragraph-rsid="001a9f58" style:font-size-asian="9pt" style:font-size-complex="9pt"/>
    </style:style>
    <style:style style:name="P22" style:family="paragraph" style:parent-style-name="Table_20_Contents">
      <style:paragraph-properties fo:text-align="start" style:justify-single-word="false"/>
      <style:text-properties fo:font-size="9pt" fo:font-weight="bold" officeooo:rsid="001a9f58" officeooo:paragraph-rsid="001a9f58" style:font-size-asian="9pt" style:font-weight-asian="bold" style:font-size-complex="9pt" style:font-weight-complex="bold"/>
    </style:style>
    <style:style style:name="P23" style:family="paragraph" style:parent-style-name="Table_20_Contents">
      <style:paragraph-properties fo:text-align="start" style:justify-single-word="false"/>
      <style:text-properties fo:font-size="9pt" fo:font-weight="bold" officeooo:rsid="0019fac9" officeooo:paragraph-rsid="0019fac9" style:font-size-asian="9pt" style:font-weight-asian="bold" style:font-size-complex="9pt" style:font-weight-complex="bold"/>
    </style:style>
    <style:style style:name="T1" style:family="text">
      <style:text-properties officeooo:rsid="00152b5f"/>
    </style:style>
    <style:style style:name="T2" style:family="text">
      <style:text-properties fo:font-style="italic" style:font-style-asian="italic" style:font-style-complex="italic"/>
    </style:style>
    <style:style style:name="T3" style:family="text">
      <style:text-properties fo:font-style="italic" officeooo:rsid="00164c48" style:font-style-asian="italic" style:font-style-complex="italic"/>
    </style:style>
    <style:style style:name="T4" style:family="text">
      <style:text-properties fo:font-style="italic" officeooo:rsid="001e5c99" style:font-style-asian="italic" style:font-style-complex="italic"/>
    </style:style>
    <style:style style:name="T5" style:family="text">
      <style:text-properties fo:font-style="italic" fo:font-weight="normal" officeooo:rsid="001c0a70" style:font-style-asian="italic" style:font-weight-asian="normal" style:font-style-complex="italic" style:font-weight-complex="normal"/>
    </style:style>
    <style:style style:name="T6" style:family="text">
      <style:text-properties fo:font-style="italic" fo:font-weight="normal" officeooo:rsid="0024692b" style:font-style-asian="italic" style:font-weight-asian="normal" style:font-style-complex="italic" style:font-weight-complex="normal"/>
    </style:style>
    <style:style style:name="T7" style:family="text">
      <style:text-properties officeooo:rsid="00164c48"/>
    </style:style>
    <style:style style:name="T8" style:family="text">
      <style:text-properties fo:font-style="normal" style:font-style-asian="normal" style:font-style-complex="normal"/>
    </style:style>
    <style:style style:name="T9" style:family="text">
      <style:text-properties fo:font-style="normal" officeooo:rsid="00164c48" style:font-style-asian="normal" style:font-style-complex="normal"/>
    </style:style>
    <style:style style:name="T10" style:family="text">
      <style:text-properties fo:font-style="normal" officeooo:rsid="0016d1d9" style:font-style-asian="normal" style:font-style-complex="normal"/>
    </style:style>
    <style:style style:name="T11" style:family="text">
      <style:text-properties fo:font-style="normal" officeooo:rsid="001e5c99" style:font-style-asian="normal" style:font-style-complex="normal"/>
    </style:style>
    <style:style style:name="T12" style:family="text">
      <style:text-properties officeooo:rsid="0016cc19"/>
    </style:style>
    <style:style style:name="T13" style:family="text">
      <style:text-properties officeooo:rsid="0016d1d9"/>
    </style:style>
    <style:style style:name="T14" style:family="text">
      <style:text-properties fo:font-weight="bold" style:font-weight-asian="bold" style:font-weight-complex="bold"/>
    </style:style>
    <style:style style:name="T15" style:family="text">
      <style:text-properties fo:font-weight="bold" officeooo:rsid="001c0a7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c0a70" style:font-weight-asian="normal" style:font-weight-complex="normal"/>
    </style:style>
    <style:style style:name="T18" style:family="text">
      <style:text-properties fo:font-weight="normal" officeooo:rsid="0023e2fa" style:font-weight-asian="normal" style:font-weight-complex="normal"/>
    </style:style>
    <style:style style:name="T19" style:family="text">
      <style:text-properties fo:font-weight="normal" officeooo:rsid="0024692b" style:font-weight-asian="normal" style:font-weight-complex="normal"/>
    </style:style>
    <style:style style:name="T20" style:family="text">
      <style:text-properties officeooo:rsid="001a9f58"/>
    </style:style>
    <style:style style:name="T21" style:family="text">
      <style:text-properties officeooo:rsid="001c0a70"/>
    </style:style>
    <style:style style:name="T22" style:family="text">
      <style:text-properties style:font-name="Bitter" fo:font-size="11pt" fo:font-weight="bold" style:font-size-asian="10.5pt" style:font-weight-asian="bold" style:font-weight-complex="bold"/>
    </style:style>
    <style:style style:name="T23" style:family="text">
      <style:text-properties style:font-name="Bitter1" officeooo:rsid="001c9161" style:font-name-asian="Droid Sans Fallback" style:font-name-complex="FreeSans"/>
    </style:style>
    <style:style style:name="T24" style:family="text">
      <style:text-properties style:font-name="Bitter1" fo:language="es" fo:country="ES" style:font-name-asian="Droid Sans Fallback" style:font-name-complex="FreeSans"/>
    </style:style>
    <style:style style:name="T25" style:family="text">
      <style:text-properties officeooo:rsid="001d9733"/>
    </style:style>
    <style:style style:name="T26" style:family="text">
      <style:text-properties officeooo:rsid="0021c0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rganización del Computador II</text:p>
      <text:p text:style-name="P13">Trabajo Práctico N<text:span text:style-name="T23">º</text:span> 3</text:p>
      <text:p text:style-name="P1">“Jauría”</text:p>
      <text:h text:style-name="P15" text:outline-level="1"><text:span text:style-name="T13">I. </text:span>Introducción</text:h>
      <text:p text:style-name="P3">Uno de los conceptos centrales para la computación, tal y como la conocemos hoy en día, es el de sistema operativo. Se trata de la pieza de software que actúa como interfaz entre las aplicaciones de usuario, concebidas para realizar las más diversas tareas, y el hardware que <text:span text:style-name="T7">efectúa</text:span> las operaciones necesarias para llevarlas a cabo. <text:span text:style-name="T7">Gracias a su existencia, un único procesador es capaz de ejecutar varias tareas de manera concurrente, lo cual se conoce como </text:span><text:span text:style-name="T3">multitasking</text:span><text:span text:style-name="T9">. Este</text:span> <text:span text:style-name="T12">paradigma exige administrar cuidadosamente los recursos compartidos de hardware, brindar servicios que permitan la interacción entre las tareas y el sistema, y prestar especial atención a la seguridad, asegurándose de que ninguna tarea sea capaz de alterar indebidamente el estado de otra.</text:span></text:p>
      <text:p text:style-name="P4">En el transcurso de este trabajo, nos proponemos construir un sencillo sistema operativo de 32 bits para la arquitectura <text:span text:style-name="T2">x86</text:span> de Intel, que sea capaz de cumplir las funciones recién enunciadas para un número limitado de tareas concurrentes, <text:span text:style-name="T25">empleando</text:span> los mecanismos que brinda el <text:span text:style-name="T2">modo protegido</text:span><text:span text:style-name="T8"> de dicha arquitectura.</text:span> Para llevarlo a cabo, utilizaremos como entorno de pruebas el software <text:span text:style-name="T2">Bochs</text:span><text:span text:style-name="T8">, que nos permite emular un</text:span><text:span text:style-name="T10">a PC con un</text:span><text:span text:style-name="T8"> procesador x86 completamente funcional. Nuestro</text:span> objetivo e<text:span text:style-name="T13">s</text:span> explorar y conocer los pormenores del funcionamiento interno del procesador a nivel de arquitectura, aplicando los <text:span text:style-name="T25">conceptos</text:span> sobre <text:span text:style-name="T2">System Programming</text:span> adquiridos en clase, <text:span text:style-name="T25">y comprender así lo que una computadora hace “tras bambalinas” cada vez que la utilizamos.</text:span></text:p>
      <text:h text:style-name="P16" text:outline-level="1">II. El sistema</text:h>
      <text:p text:style-name="P10">El sistema operativo que desarrollaremos será la implementación de un juego de dos jugadores. Cada uno de ellos podrá lanzar <text:span text:style-name="T2">perros </text:span><text:span text:style-name="T8">(</text:span>hasta un máximo de 8 simultáneamente), que serán representados en el sistema mediante tareas. Estos perros se moverán por un <text:span text:style-name="T2">mapa</text:span>, que será un sector de la memoria, en busca de <text:span text:style-name="T2">huesos</text:span><text:span text:style-name="T8">, partiendo desde una posición inicial, la </text:span><text:span text:style-name="T2">cucha</text:span><text:span text:style-name="T8">, que estará fija para cada jugador. En algún momento, los perros deberán volver a la cucha y depositar los huesos recolectados, tras lo cual se echarán a dormir, siendo eliminados del sistema.</text:span></text:p>
      <text:p text:style-name="P10"><text:span text:style-name="T11"><text:s/>En primer lugar, el sistema tendrá que disponer las estructuras necesarias para administrar correctamente la memoria, utilizando para este fin los mecanismos de </text:span><text:span text:style-name="T4">paginación</text:span><text:span text:style-name="T11"> y </text:span><text:span text:style-name="T4">segmentación</text:span><text:span text:style-name="T11"> brindados por el procesador. Además, l</text:span><text:span text:style-name="T8">os jugadores podrán realizar acciones, como desplazarse por el mapa, lanzar nuevos perros y darles órdenes; para esto utilizarán </text:span><text:soft-page-break/><text:span text:style-name="T8">el teclado, interrumpiendo al sistema, que deberá atender</text:span><text:span text:style-name="T11">l</text:span><text:span text:style-name="T8">os. </text:span><text:span text:style-name="T11">El sistema también brindará servicios a l</text:span><text:span text:style-name="T8">os perros en ejecución, </text:span><text:span text:style-name="T11">con lo cual les permitirá</text:span><text:span text:style-name="T8"> </text:span><text:span text:style-name="T11">m</text:span><text:span text:style-name="T8">overse, olfatear en busca de huesos, </text:span><text:span text:style-name="T11">c</text:span><text:span text:style-name="T8">avar para obtenerlos, </text:span><text:span text:style-name="T11">y recibir órdenes de sus amos.</text:span><text:span text:style-name="T8"> </text:span><text:span text:style-name="T11">Por otra parte, será necesario</text:span><text:span text:style-name="T8"> </text:span><text:span text:style-name="T11">implementar mecanismos para </text:span><text:span text:style-name="T8">repartir el tiempo de ejecución entre los perros </text:span><text:span text:style-name="T11">(es decir, un </text:span><text:span text:style-name="T4">scheduler</text:span><text:span text:style-name="T11">) y para retirar del sistema a aquellos que realicen acciones indebidas y generen excepciones.</text:span></text:p>
      <text:h text:style-name="P15" text:outline-level="1"><text:span text:style-name="T13">III. </text:span>Desarrollo</text:h>
      <text:p text:style-name="P5"><text:span text:style-name="T1">E</text:span>l trabajo se realizó de manera gradual, guiado por una serie de ejercicios proporcionados por la cátedra, que brindó también una estructura básica de código sobre la cual trabajar. A continuación, transcribiremos estos ejercicios, que cubren cada uno de los aspectos básicos a tener en cuenta para construir un sistema operativo funcional sobre la arquitectura ya mencionada, y detallaremos cómo se llevó a cabo la resolución de cada uno de ellos.</text:p>
      <text:h text:style-name="P18" text:outline-level="2">1. <text:span text:style-name="T1">Pasaje a modo protegido y segmentación</text:span></text:h>
      <text:p text:style-name="P8">Entre los archivos ya implementados por la cátedra, nos fue proporcionado el código del <text:span text:style-name="T2">bootloader</text:span>, por lo que la primer tarea a la que nos enfrentamos fue la de pasar el procesador a modo protegido, inicializando previamente todas las estructuras necesarias para el funcionamiento del sistema de <text:span text:style-name="T2">segmentación</text:span>, que es activado al realizar este pasaje.</text:p>
      <text:p text:style-name="P9">(a) Completar la Tabla de Descriptores Globales (GDT) con 4 segmentos, dos para código de nivel 0 y 3; y otros dos para datos de nivel 0 y 3. Estos segmentos deben direccionar los primeros 500 MB de memoria. En la GDT, por restricción del trabajo práctico, las primeras 7 posiciónes se consideran utilizadas y no deben utilizarse. El primer índice que deben usar para declarar los segmentos es el 8 (contando desde cero).</text:p>
      <text:p text:style-name="P6">En el archivo <text:span text:style-name="T14">gdt.c </text:span>se declara la variable global <text:span text:style-name="T14">gdt</text:span>, un arreglo de <text:span text:style-name="T14">gdt_entry</text:span><text:span text:style-name="T16"> que representa</text:span> la GDT que utilizará el sistema operativo al pasar a modo protegido. Aquí, usando los índices 8 a 11, completamos las cuatro entradas solicitadas por el ejercicio con l<text:span text:style-name="T20">os valores que muestra la Tabla 1. También calculamos los selectores de segmento correspondientes y los definimos como macros de preprocesador para mantener el código organizado.</text:span></text:p>
      <table:table table:name="gdt_desc" table:style-name="gdt_5f_desc">
        <table:table-column table:style-name="gdt_5f_desc.A"/>
        <table:table-column table:style-name="gdt_5f_desc.B"/>
        <table:table-column table:style-name="gdt_5f_desc.C"/>
        <table:table-column table:style-name="gdt_5f_desc.D"/>
        <table:table-column table:style-name="gdt_5f_desc.E"/>
        <table:table-column table:style-name="gdt_5f_desc.F"/>
        <table:table-column table:style-name="gdt_5f_desc.G"/>
        <table:table-column table:style-name="gdt_5f_desc.H"/>
        <table:table-column table:style-name="gdt_5f_desc.I"/>
        <table:table-column table:style-name="gdt_5f_desc.J"/>
        <table:table-column table:style-name="gdt_5f_desc.K"/>
        <table:table-column table:style-name="gdt_5f_desc.L"/>
        <table:table-column table:style-name="gdt_5f_desc.M"/>
        <table:table-row>
          <table:table-cell table:style-name="gdt_5f_desc.A1" office:value-type="string">
            <text:p text:style-name="P22">Índice</text:p>
          </table:table-cell>
          <table:table-cell table:style-name="gdt_5f_desc.A1" office:value-type="string">
            <text:p text:style-name="P23">Base</text:p>
          </table:table-cell>
          <table:table-cell table:style-name="gdt_5f_desc.A1" office:value-type="string">
            <text:p text:style-name="P23">Limit</text:p>
          </table:table-cell>
          <table:table-cell table:style-name="gdt_5f_desc.A1" office:value-type="string">
            <text:p text:style-name="P23">G</text:p>
          </table:table-cell>
          <table:table-cell table:style-name="gdt_5f_desc.A1" office:value-type="string">
            <text:p text:style-name="P23">DB</text:p>
          </table:table-cell>
          <table:table-cell table:style-name="gdt_5f_desc.A1" office:value-type="string">
            <text:p text:style-name="P23">L</text:p>
          </table:table-cell>
          <table:table-cell table:style-name="gdt_5f_desc.A1" office:value-type="string">
            <text:p text:style-name="P23">AVL</text:p>
          </table:table-cell>
          <table:table-cell table:style-name="gdt_5f_desc.A1" office:value-type="string">
            <text:p text:style-name="P23">P</text:p>
          </table:table-cell>
          <table:table-cell table:style-name="gdt_5f_desc.A1" office:value-type="string">
            <text:p text:style-name="P23">DPL</text:p>
          </table:table-cell>
          <table:table-cell table:style-name="gdt_5f_desc.A1" office:value-type="string">
            <text:p text:style-name="P23">S</text:p>
          </table:table-cell>
          <table:table-cell table:style-name="gdt_5f_desc.A1" office:value-type="string">
            <text:p text:style-name="P23">Type</text:p>
          </table:table-cell>
          <table:table-cell table:style-name="gdt_5f_desc.L1" office:value-type="string">
            <text:p text:style-name="P23">Selector de <text:span text:style-name="T20">segmento</text:span></text:p>
          </table:table-cell>
          <table:table-cell table:style-name="gdt_5f_desc.M1" office:value-type="string">
            <text:p text:style-name="P23">Detalles</text:p>
          </table:table-cell>
        </table:table-row>
        <table:table-row>
          <table:table-cell table:style-name="gdt_5f_desc.A4" office:value-type="string">
            <text:p text:style-name="P19">8</text:p>
          </table:table-cell>
          <table:table-cell table:style-name="gdt_5f_desc.B2" office:value-type="string">
            <text:p text:style-name="P19">0x00000000</text:p>
          </table:table-cell>
          <table:table-cell table:style-name="gdt_5f_desc.C2" office:value-type="string">
            <text:p text:style-name="P19">0x01F3FF</text:p>
          </table:table-cell>
          <table:table-cell table:style-name="gdt_5f_desc.D2" office:value-type="string">
            <text:p text:style-name="P19">1</text:p>
          </table:table-cell>
          <table:table-cell table:style-name="gdt_5f_desc.E2" office:value-type="string">
            <text:p text:style-name="P19">1</text:p>
          </table:table-cell>
          <table:table-cell table:style-name="gdt_5f_desc.F2" office:value-type="string">
            <text:p text:style-name="P19">0</text:p>
          </table:table-cell>
          <table:table-cell table:style-name="gdt_5f_desc.G2" office:value-type="string">
            <text:p text:style-name="P19">0</text:p>
          </table:table-cell>
          <table:table-cell table:style-name="gdt_5f_desc.H2" office:value-type="string">
            <text:p text:style-name="P19">1</text:p>
          </table:table-cell>
          <table:table-cell table:style-name="gdt_5f_desc.I2" office:value-type="string">
            <text:p text:style-name="P21">0</text:p>
          </table:table-cell>
          <table:table-cell table:style-name="gdt_5f_desc.J2" office:value-type="string">
            <text:p text:style-name="P19">1</text:p>
          </table:table-cell>
          <table:table-cell table:style-name="gdt_5f_desc.K2" office:value-type="string">
            <text:p text:style-name="P19">0x0A</text:p>
          </table:table-cell>
          <table:table-cell table:style-name="gdt_5f_desc.L2" office:value-type="string">
            <text:p text:style-name="P21">0x40</text:p>
          </table:table-cell>
          <table:table-cell table:style-name="gdt_5f_desc.M2" office:value-type="string">
            <text:p text:style-name="P19"><text:span text:style-name="T20">Seg.</text:span> de código de<text:span text:style-name="T21">l</text:span> <text:span text:style-name="T2">kernel</text:span></text:p>
          </table:table-cell>
        </table:table-row>
        <table:table-row>
          <table:table-cell table:style-name="gdt_5f_desc.A4" office:value-type="string">
            <text:p text:style-name="P19">9</text:p>
          </table:table-cell>
          <table:table-cell table:style-name="gdt_5f_desc.B3" office:value-type="string">
            <text:p text:style-name="P19">0x00000000</text:p>
          </table:table-cell>
          <table:table-cell table:style-name="gdt_5f_desc.C3" office:value-type="string">
            <text:p text:style-name="P19">0x01F3FF</text:p>
          </table:table-cell>
          <table:table-cell table:style-name="gdt_5f_desc.D3" office:value-type="string">
            <text:p text:style-name="P19">1</text:p>
          </table:table-cell>
          <table:table-cell table:style-name="gdt_5f_desc.E3" office:value-type="string">
            <text:p text:style-name="P19">1</text:p>
          </table:table-cell>
          <table:table-cell table:style-name="gdt_5f_desc.F3" office:value-type="string">
            <text:p text:style-name="P19">0</text:p>
          </table:table-cell>
          <table:table-cell table:style-name="gdt_5f_desc.G3" office:value-type="string">
            <text:p text:style-name="P19">0</text:p>
          </table:table-cell>
          <table:table-cell table:style-name="gdt_5f_desc.H3" office:value-type="string">
            <text:p text:style-name="P19">1</text:p>
          </table:table-cell>
          <table:table-cell table:style-name="gdt_5f_desc.I3" office:value-type="string">
            <text:p text:style-name="P21">3</text:p>
          </table:table-cell>
          <table:table-cell table:style-name="gdt_5f_desc.J3" office:value-type="string">
            <text:p text:style-name="P19">1</text:p>
          </table:table-cell>
          <table:table-cell table:style-name="gdt_5f_desc.K3" office:value-type="string">
            <text:p text:style-name="P19">0x0A</text:p>
          </table:table-cell>
          <table:table-cell table:style-name="gdt_5f_desc.L3" office:value-type="string">
            <text:p text:style-name="P19">0x4b</text:p>
          </table:table-cell>
          <table:table-cell table:style-name="gdt_5f_desc.M3" office:value-type="string">
            <text:p text:style-name="P19">Seg. de código de usuario</text:p>
          </table:table-cell>
        </table:table-row>
        <table:table-row>
          <table:table-cell table:style-name="gdt_5f_desc.A4" office:value-type="string">
            <text:p text:style-name="P19">10</text:p>
          </table:table-cell>
          <table:table-cell table:style-name="gdt_5f_desc.B4" office:value-type="string">
            <text:p text:style-name="P19">0x00000000</text:p>
          </table:table-cell>
          <table:table-cell table:style-name="gdt_5f_desc.C4" office:value-type="string">
            <text:p text:style-name="P19">0x01F3FF</text:p>
          </table:table-cell>
          <table:table-cell table:style-name="gdt_5f_desc.D4" office:value-type="string">
            <text:p text:style-name="P19">1</text:p>
          </table:table-cell>
          <table:table-cell table:style-name="gdt_5f_desc.E4" office:value-type="string">
            <text:p text:style-name="P19">1</text:p>
          </table:table-cell>
          <table:table-cell table:style-name="gdt_5f_desc.F4" office:value-type="string">
            <text:p text:style-name="P19">0</text:p>
          </table:table-cell>
          <table:table-cell table:style-name="gdt_5f_desc.G4" office:value-type="string">
            <text:p text:style-name="P19">0</text:p>
          </table:table-cell>
          <table:table-cell table:style-name="gdt_5f_desc.H4" office:value-type="string">
            <text:p text:style-name="P19">1</text:p>
          </table:table-cell>
          <table:table-cell table:style-name="gdt_5f_desc.I4" office:value-type="string">
            <text:p text:style-name="P21">0</text:p>
          </table:table-cell>
          <table:table-cell table:style-name="gdt_5f_desc.J4" office:value-type="string">
            <text:p text:style-name="P19">1</text:p>
          </table:table-cell>
          <table:table-cell table:style-name="gdt_5f_desc.K4" office:value-type="string">
            <text:p text:style-name="P19">0x02</text:p>
          </table:table-cell>
          <table:table-cell table:style-name="gdt_5f_desc.L4" office:value-type="string">
            <text:p text:style-name="P19">0x50</text:p>
          </table:table-cell>
          <table:table-cell table:style-name="gdt_5f_desc.M4" office:value-type="string">
            <text:p text:style-name="P19">Seg. de datos del <text:span text:style-name="T2">kernel</text:span></text:p>
          </table:table-cell>
        </table:table-row>
        <table:table-row>
          <table:table-cell table:style-name="gdt_5f_desc.A5" office:value-type="string">
            <text:p text:style-name="P19">11</text:p>
          </table:table-cell>
          <table:table-cell table:style-name="gdt_5f_desc.B5" office:value-type="string">
            <text:p text:style-name="P19">0x00000000</text:p>
          </table:table-cell>
          <table:table-cell table:style-name="gdt_5f_desc.C5" office:value-type="string">
            <text:p text:style-name="P19">0x01F3FF</text:p>
          </table:table-cell>
          <table:table-cell table:style-name="gdt_5f_desc.D5" office:value-type="string">
            <text:p text:style-name="P19">1</text:p>
          </table:table-cell>
          <table:table-cell table:style-name="gdt_5f_desc.E5" office:value-type="string">
            <text:p text:style-name="P19">1</text:p>
          </table:table-cell>
          <table:table-cell table:style-name="gdt_5f_desc.F5" office:value-type="string">
            <text:p text:style-name="P19">0</text:p>
          </table:table-cell>
          <table:table-cell table:style-name="gdt_5f_desc.G5" office:value-type="string">
            <text:p text:style-name="P19">0</text:p>
          </table:table-cell>
          <table:table-cell table:style-name="gdt_5f_desc.H5" office:value-type="string">
            <text:p text:style-name="P19">1</text:p>
          </table:table-cell>
          <table:table-cell table:style-name="gdt_5f_desc.I5" office:value-type="string">
            <text:p text:style-name="P21">3</text:p>
          </table:table-cell>
          <table:table-cell table:style-name="gdt_5f_desc.J5" office:value-type="string">
            <text:p text:style-name="P19">1</text:p>
          </table:table-cell>
          <table:table-cell table:style-name="gdt_5f_desc.K5" office:value-type="string">
            <text:p text:style-name="P19">0x02</text:p>
          </table:table-cell>
          <table:table-cell table:style-name="gdt_5f_desc.L5" office:value-type="string">
            <text:p text:style-name="P20">0x5b<text:span text:style-name="T20">3</text:span></text:p>
          </table:table-cell>
          <table:table-cell table:style-name="gdt_5f_desc.M5" office:value-type="string">
            <text:p text:style-name="P19">Seg. de código de usuario</text:p>
          </table:table-cell>
        </table:table-row>
      </table:table>
      <text:p text:style-name="P12"/>
      <text:p text:style-name="P9"><text:span text:style-name="T21">(</text:span>b) Completar el código necesario para pasar a modo protegido y setear la pila del kernel en la dirección 0x27000.</text:p>
      <text:p text:style-name="P7">Trabajamos en el archivo <text:span text:style-name="T14">kernel.asm</text:span><text:span text:style-name="T16">, </text:span><text:span text:style-name="T18">que contendrá el código que permitirá poner gra</text:span><text:soft-page-break/><text:span text:style-name="T18">dualmente en funcionamiento al sistema, y que se ejecutará hasta que este sea capaz de correr otras tareas.</text:span></text:p>
      <text:p text:style-name="P7"><text:span text:style-name="T17">Luego de llamar a la función </text:span><text:span text:style-name="T15">habilitar_A20</text:span><text:span text:style-name="T17"> para activar el A20 Gate, cargamos el descriptor de la GDT, que está almacenado en la variable global </text:span><text:span text:style-name="T15">GDT_DESC</text:span><text:span text:style-name="T17">, ejecutando la instrucción </text:span><text:span text:style-name="T15">lgdt</text:span><text:span text:style-name="T17">. A continuación seteamos el bit menos significativo del registo </text:span><text:span text:style-name="T15">CR0</text:span><text:span text:style-name="T17">, </text:span><text:span text:style-name="T19">con lo cual queda habilitado</text:span><text:span text:style-name="T17"> el modo protegido. La instrucción inmediatamente siguiente es un </text:span><text:span text:style-name="T5">far jump</text:span><text:span text:style-name="T17"> </text:span><text:span text:style-name="T19">a la instrucción inmeditamente siguiente</text:span><text:span text:style-name="T17">, </text:span><text:span text:style-name="T19">lo cual permite cargar </text:span><text:span text:style-name="T17">el registro </text:span><text:span text:style-name="T15">CS</text:span><text:span text:style-name="T17"> con el selector del segmento de código del </text:span><text:span text:style-name="T5">kernel</text:span><text:span text:style-name="T17">. Por último, cargamos los registros </text:span><text:span text:style-name="T15">DS</text:span><text:span text:style-name="T17"> y </text:span><text:span text:style-name="T15">SS</text:span><text:span text:style-name="T17"> con el selector del segmento de datos del </text:span><text:span text:style-name="T5">kernel</text:span><text:span text:style-name="T17">, y establecemos la pila en la dirección 0x27000 cargando este valor en el registro </text:span><text:span text:style-name="T15">ESP</text:span><text:span text:style-name="T17">.</text:span></text:p>
      <text:p text:style-name="P9"><text:span text:style-name="T21">(</text:span>c) Para probar el funcionamiento de la segmentación, agregar a la GDT un segmento adicional que describa el área de la pantalla en memoria que pueda ser utilizado sólo por el kernel. Escribir una rutina que pinte el extremo superior izquierdo de la pantalla utilizando este segmento. A partir del próximo ítem y para los próximos ejercicios, acceder la memoria de video directamente por medio del segmento de datos de 500 MB.</text:p>
      <text:p text:style-name="P9"><text:span text:style-name="T21">(</text:span>d) Escribir una rutina que se encargue de limpiar la pantalla y pintar en el área de el mapa un fondo de color (sugerido gris), junto con las dos barras inferiores para cada uno de los jugadores (sugerido rojo y azul). Se recomienda para este ítem implementar las funciones señaladas como auxiliares en <text:span text:style-name="T14">screen.h</text:span>.</text:p>
      <text:p text:style-name="P9">Nota: La GDT es un arreglo de <text:span text:style-name="T14">gdt_entry</text:span> declarado sólo una vez como <text:span text:style-name="T14">gdt</text:span>. El descriptor de la GDT en el código se llama <text:span text:style-name="T14">GDT_DESC</text:span>.</text:p>
      <text:h text:style-name="P18" text:outline-level="2">2. Interrupciones básicas</text:h>
      <text:p text:style-name="P9"><text:span text:style-name="T21">(</text:span>a) Completar las entradas necesarias en la IDT para asociar diferentes rutinas a todas las excepciones del procesador. Para tal fin, aprovechar la macro <text:span text:style-name="T22">ISR</text:span> en <text:span text:style-name="T22">isr.asm</text:span>, y la macro <text:span text:style-name="T22">IDT_ENTRY</text:span> en <text:span text:style-name="T22">idt.c</text:span>. Cada rutina de excepción debe indicar en pantalla qué problema se produjo e interrumpir la ejecución. Posteriormente se modificarán estas rutinas para que se continúe la ejecución, resolviendo el problema y desalojando a la tarea que lo produjo.</text:p>
      <text:p text:style-name="P9"><text:span text:style-name="T21">(</text:span>b) Hacer lo necesario para que el procesador utilice la IDT creada anteriormente. Generar una excepción para probarla.</text:p>
      <text:p text:style-name="P9">Nota: La IDT es un arreglo de <text:span text:style-name="T14">idt_entry</text:span> declarado solo una vez como <text:span text:style-name="T22">idt</text:span>. El descriptor de la IDT en el código se llama <text:span text:style-name="T22">IDT_DESC</text:span>. Para inicializar la IDT se debe invocar la función <text:span text:style-name="T22">idt_inicializar</text:span>.</text:p>
      <text:h text:style-name="P18" text:outline-level="2">3. Paginación básica</text:h>
      <text:p text:style-name="P9"><text:span text:style-name="T21">(</text:span>a) Escribir una rutina que se encargue de limpiar el buffer de video y pintarlo como indica la figura 5. Tener en cuenta que deben ser escritos de forma genérica para posteriormente ser completados con información del sistema. Además, considerar estas imágenes como sugeren<text:soft-page-break/>cias, ya que pueden ser modificadas a gusto según cada grupo mostrando siempre la misma información.</text:p>
      <text:p text:style-name="P9"><text:span text:style-name="T21">(</text:span>b) Escribir una rutina encargada de desmapear páginas de memoria <text:span text:style-name="T22">mmu_mapear_pagina(unsigned int virtual, unsigned int cr3, unsigned int fisica)</text:span>. Permite mapear la página física correspondiente a <text:span text:style-name="T22">fisica</text:span> en la dirección virtual <text:span text:style-name="T22">virtual</text:span> utilizando <text:span text:style-name="T22">cr3</text:span>.</text:p>
      <text:p text:style-name="P9"><text:span text:style-name="T21">(</text:span>c) Utilizando la función anterior, escribir las rutinas encargadas de inicializar el directorio y tablas de páginas para el <text:span text:style-name="T8">kernel</text:span> (<text:span text:style-name="T22">mmu_inicializar_dir_kernel</text:span>). Es decir, se debe generar un directorio de páginas que mapee, usando identity mapping, las direcciones 0x00000000 a 0x003FFFFF. El directorio de páginas a inicializar se encuentra en la dirección 0x27000, y las tablas de páginas según muestra la figura 1.</text:p>
      <text:p text:style-name="P9"><text:span text:style-name="T21">(</text:span>d) Completar el código necesario para activar paginación. Verificar que el sistema sigue funcionando luego de que la paginación sea activada llamando a una rutina que imprima el nombre del grupo en pantalla. Debe estar ubicado en la primer línea de la pantalla alineado a derecha.</text:p>
      <text:p text:style-name="P9"><text:span text:style-name="T21">(</text:span>e) Escribir una rutina encargadas de mapear páginas de memoria <text:span text:style-name="T22">mmu_unmapear_pagina(unsigned int virtual, unsigned int cr3)</text:span>. Borra el mapeo creado en la dirección virtual <text:span text:style-name="T22">virtual</text:span> utilizando <text:span text:style-name="T22">cr3</text:span>.</text:p>
      <text:p text:style-name="P9"><text:span text:style-name="T21">(</text:span>f) Probar la función anterior desmapeando la última página del <text:span text:style-name="T8">kernel</text:span> (0x3FF000).</text:p>
      <text:h text:style-name="P18" text:outline-level="2">4. Paginación dinámica</text:h>
      <text:p text:style-name="P9"><text:span text:style-name="T21">(</text:span>a) Escribir una rutina (<text:span text:style-name="T22">inicializar_mmu</text:span>) que se encargue de inicializar las estructuras globales necesarias para administrar la memoria en el área libre (un contador de paginas libres).</text:p>
      <text:p text:style-name="P9"><text:span text:style-name="T21">(</text:span>b) Escribir una rutina (<text:span text:style-name="T22">mmu_inicializar_memoria_perro</text:span>) encargada de inicializar un directorio de páginas y tablas de páginas para una tarea, respetando la figura 3. La rutina debe copiar el código de la tarea a su área asignada, es decir la posición indicada por el jugador dentro de el mapa y configurar su directorio según se indica en 4.2.</text:p>
      <text:p text:style-name="P9">Nota: puede ser conveniente agregar a esta función otros parámentros que considere necesarios.</text:p>
      <text:p text:style-name="P9"><text:span text:style-name="T21">(</text:span>c) Inicializar el mapa de memoria de una tarea perro e intercambiarlo con el del <text:span text:style-name="T8">kernel</text:span>, luego cambiar el color del fondo del primer caracter de la pantalla y volver a la normalidad. Este ítem no debe estar implementado en la solución final.</text:p>
      <text:p text:style-name="P9">Nota: En los ejercicios en donde se modifica el directorio o tabla de páginas, hay que llamar a la función <text:span text:style-name="T22">tlbflush</text:span> para que se invalide la cache de traducción de direcciones.</text:p>
      <text:h text:style-name="P18" text:outline-level="2">5. Atención de interrupciones</text:h>
      <text:p text:style-name="P9"><text:span text:style-name="T21">(</text:span>a) Completar las entradas necesarias en la IDT para asociar una rutina a la interrupción del reloj, otra a la interrupción de teclado y por último una a la interrupción de software 0x46.</text:p>
      <text:p text:style-name="P9"><text:soft-page-break/><text:span text:style-name="T21">(</text:span>b) Escribir la rutina asociada a la interrupción del reloj, para que por cada tick llame a la función <text:span text:style-name="T22">game_atender_tick</text:span>. La misma se encarga de mostrar cada vez que se llame, la animación de un cursor rotando en la esquina inferior derecha de la pantalla. La función <text:span text:style-name="T22">screen_actualizar_reloj_global </text:span>está definida en <text:span text:style-name="T22">screen.h</text:span>.</text:p>
      <text:p text:style-name="P9"><text:span text:style-name="T21">(</text:span>c) Escribir la rutina asociada a la interrupción de teclado de forma que si se presiona cualquiera de las teclas a utilizar en el juego, se presente la misma en la esquina superior derecha de la pantalla.</text:p>
      <text:p text:style-name="P9"><text:span text:style-name="T21">(</text:span>d) Escribir la rutina asociada a la interrupción 0x46 para que modifique el valor de <text:span text:style-name="T22">eax</text:span> por 0x42. Posteriormente este comportamiento va a ser modificado para atender el servicio del sistema.</text:p>
      <text:p text:style-name="P9">SUGERENCIA: Construir la rutina de assembler lo mas corta posible: guardar los registros, llamar a <text:span text:style-name="T22">game_tick</text:span>, restaurar los registros y salir de la interrupción.</text:p>
      <text:h text:style-name="P18" text:outline-level="2">6. Tareas</text:h>
      <text:p text:style-name="P9"><text:span text:style-name="T21">(</text:span>a) Definir las entradas en la GDT que considere necesarias para ser usadas como descriptores de TSS. Minimamente, una para ser utilizada por la <text:span text:style-name="T22">tarea_inicial</text:span> y otra para la tarea <text:span text:style-name="T8">Idle</text:span>.</text:p>
      <text:p text:style-name="P9"><text:span text:style-name="T21">(</text:span>b) Completar la entrada de la TSS de la tarea <text:span text:style-name="T8">Idle</text:span> con la información de la tarea <text:span text:style-name="T8">Idle</text:span>. Esta información se encuentra en el archivo <text:span text:style-name="T22">tss.c</text:span>. La tarea <text:span text:style-name="T8">Idle</text:span> se encuentra en la dirección 0x00016000. La pila se alojará en la misma dirección que la pila del <text:span text:style-name="T8">kernel</text:span> y será mapeada con identity mapping. Esta tarea ocupa 1 pagina de 4 <text:span text:style-name="T21">K</text:span>B y debe ser “mapeada” con identity mapping. Además la misma debe compartir el mismo <text:span text:style-name="T22">CR3</text:span> que el kernel.</text:p>
      <text:p text:style-name="P9"><text:span text:style-name="T21">(</text:span>c) Construir una función que complete una TSS libre con los datos correspondientes a una tarea. El código de las tareas se encuentra a partir de la dirección 0x00010000 ocupando una pagina de 4 <text:span text:style-name="T21">KB</text:span> cada una según indica la figura 1. Para la dirección de la pila se debe utilizar el mismo espacio de la tarea, la misma crecerá desde la base de la tarea. Recordar que las tareas asumen que se habrán apilado sus 2 argumentos y luego una dirección de retorno. Para el mapa de memoria se debe construir uno nuevo utilizando la función <text:span text:style-name="T22">mmu_inicializar_dir_perro</text:span>. Además, tener en cuenta que cada tarea utilizará una pila distinta de nivel 0, para esto se debe pedir una nueva pagina libre a tal fin.</text:p>
      <text:p text:style-name="P9"><text:span text:style-name="T21">(</text:span>d) Completar la entrada de la GDT correspondiente a la <text:span text:style-name="T22">tarea_inicial</text:span>.</text:p>
      <text:p text:style-name="P9"><text:span text:style-name="T21">(</text:span>e) Completar la entrada de la GDT correspondiente a la tarea <text:span text:style-name="T8">Idle</text:span>.</text:p>
      <text:p text:style-name="P9"><text:span text:style-name="T21">(</text:span>f) Escribir el código necesario para ejecutar la tarea <text:span text:style-name="T8">Idle</text:span>, es decir, saltar intercambiando las TSS, entre la <text:span text:style-name="T22">tarea_inicial</text:span> y la tarea Idle.</text:p>
      <text:p text:style-name="P9"><text:span text:style-name="T21">(</text:span>g) Modificar la rutina de la interrupción 0x46, para que implemente los servicios según se indica en la sección 4.4, sin desalojar a la tarea que realiza el <text:span text:style-name="T8">syscall</text:span>.</text:p>
      <text:p text:style-name="P9"><text:span text:style-name="T21">(</text:span>h) Ejecutar una tarea perro manualmente. Es decir, crearla y saltar a la entrada en la GDT de su respectiva TSS</text:p>
      <text:p text:style-name="P9"><text:soft-page-break/>Nota: En <text:span text:style-name="T22">tss.c</text:span> están definidas las tss como estructuras TSS. Trabajar en <text:span text:style-name="T22">tss.c</text:span> y <text:span text:style-name="T22">kernel.asm</text:span>.</text:p>
      <text:h text:style-name="P18" text:outline-level="2">7. Scheduler básico</text:h>
      <text:p text:style-name="P9"><text:span text:style-name="T21">(</text:span>a) Construir una función para inicializar las estructuras de datos del <text:span text:style-name="T8">scheduler</text:span>.</text:p>
      <text:p text:style-name="P9"><text:span text:style-name="T21">(</text:span>b) Crear la función <text:span text:style-name="T22">sched_proxima_a_ejecutar()</text:span> que devuelve el índice de la próxima tarea a ser ejecutada. Construir la rutina de forma que devuelva una tarea de cada jugador por vez según se explica en la sección 4.5.</text:p>
      <text:p text:style-name="P9"><text:span text:style-name="T21">(</text:span>c) Crear una función <text:span text:style-name="T22">sched_atender_tick()</text:span> que llame a <text:span text:style-name="T22">game_atender_tick()</text:span> pasando el numero de tarea actual y luego devuelva el indice en la <text:span text:style-name="T21">GDT</text:span> al cual se deberá saltar. Reemplazar el llamado a <text:span text:style-name="T22">game_atender_tick</text:span> por uno a <text:span text:style-name="T22">sched_atender_tick</text:span> en el <text:span text:style-name="T8">handler</text:span> de la interrupción de reloj.</text:p>
      <text:p text:style-name="P9"><text:span text:style-name="T21">(</text:span>d) Modificar la rutina de la interrupción 0x46, para que implemente los servicios según se indica en la sección 4.4.</text:p>
      <text:p text:style-name="P9"><text:span text:style-name="T21">(</text:span>e) Modificar el código necesario para que se realice el intercambio de tareas por cada ciclo de reloj. El intercambio se realizará según indique la función <text:span text:style-name="T22">sched_proxima_a_ejecutar()</text:span>.</text:p>
      <text:p text:style-name="P9"><text:span text:style-name="T21">(</text:span>f) Modificar las rutinas de excepciones del procesador para que desalojen a la tarea que estaba corriendo y corran la próxima.</text:p>
      <text:p text:style-name="P9"><text:span text:style-name="T21">(</text:span>g) Implementar el mecanismo de <text:span text:style-name="T8">debugging</text:span> explicado en la sección 4.8 que indicará en pantalla la razón del desalojo de una tarea.</text:p>
      <text:h text:style-name="P17" text:outline-level="1">IV. Conclusiones</text:h>
      <text:p text:style-name="P11">Habiendo concluido el trabajo, creemos haber logrado con éxito nuestro objetivo de comprender los conceptos básicos que subyacen al funcionamiento de un sistema operativo. Incluso a pesar de <text:span text:style-name="T26">que </text:span>la complejidad del <text:span text:style-name="T26">proyecto resulta menor</text:span> en comparación con <text:span text:style-name="T26">la de </text:span>cualquier sistema operativo moderno, para llevar a buen puerto su desarrollo debimos comprender todos los mecanismos <text:span text:style-name="T26">fundamentales</text:span> sobre los que se asientan estos últimos. <text:span text:style-name="T26">Consideramos que adquirir estos conocimientos es de gran valor para nuestra formación; no solo porque nos proporcionan una base para comprender y formar parte de proyectos relacionados con la programación de sistemas, sino también porque nos permiten entender mejor la forma en que son ejecutados los programas que elaboramos y el funcionamiento interno de la computadora, nuestra principal herramienta de traba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ter1" svg:font-family="Bitter" style:font-adornments="Regular"/>
    <style:font-face style:name="Lora" svg:font-family="Lora"/>
    <style:font-face style:name="Liberation Serif" svg:font-family="'Liberation Serif', '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1" style:page-number="auto"/>
      <style:text-properties style:font-name="Bitter" fo:font-family="Bitter" style:font-style-name="Regular" style:font-pitch="variable" fo:font-size="11pt" style:font-size-asian="10.5pt"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Bitter" fo:font-family="Bitter" style:font-style-name="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justify" style:justify-single-word="false" fo:hyphenation-ladder-count="no-limit" fo:text-indent="4.99mm" style:auto-text-indent="false" style:page-number="auto">
        <style:tab-stops/>
      </style:paragraph-properties>
      <style:text-properties style:font-size-asian="10.5pt" fo:hyphenate="true" fo:hyphenation-remain-char-count="2" fo:hyphenation-push-char-count="2"/>
    </style:style>
    <style:style style:name="List" style:family="paragraph" style:parent-style-name="Text_20_body" style:class="list">
      <style:text-properties style:font-name="Liberation Serif" fo:font-family="'Liberation Serif', '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Lora" fo:font-family="Lora"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fo:font-size="9pt" officeooo:rsid="001c9161" officeooo:paragraph-rsid="001c9161" style:font-size-asian="9pt" style:font-size-complex="9pt"/>
    </style:style>
    <style:style style:name="MT1" style:family="text">
      <style:text-properties style:font-name="Bitter1" fo:language="es" fo:country="ES" style:font-name-asian="Droid Sans Fallback" style:font-name-complex="FreeSans"/>
    </style:style>
    <style:style style:name="MT2" style:family="text">
      <style:text-properties fo:font-style="italic" style:font-style-asian="italic" style:font-style-complex="italic"/>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office:automatic-styles>
  <office:master-styles>
    <style:master-page style:name="Standard" style:page-layout-name="Mpm1">
      <style:header>
        <text:p text:style-name="MP1">Organización del Computador II – Trabajo Práctico N<text:span text:style-name="MT1">º</text:span> 3<text:tab/><text:tab/><text:span text:style-name="MT2">Smelly Cat</text:span></text:p>
      </style:header>
      <style:footer>
        <text:p text:style-name="Footer"><text:tab/>-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9:49:54.876791280</meta:creation-date>
    <dc:date>2015-11-09T00:29:05.540922886</dc:date>
    <meta:editing-duration>PT1H37M8S</meta:editing-duration>
    <meta:editing-cycles>7</meta:editing-cycles>
    <meta:generator>LibreOffice/4.4.6.3$Linux_X86_64 LibreOffice_project/40m0$Build-3</meta:generator>
    <meta:document-statistic meta:table-count="1" meta:image-count="0" meta:object-count="0" meta:page-count="6" meta:paragraph-count="131" meta:word-count="2535" meta:character-count="15476" meta:non-whitespace-character-count="13068"/>
  </office:meta>
</office:document-meta>
</file>